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6c7" officeooo:paragraph-rsid="001906c7"/>
    </style:style>
    <style:style style:name="P2" style:family="paragraph" style:parent-style-name="Standard" style:list-style-name="L8">
      <style:text-properties officeooo:paragraph-rsid="001906c7"/>
    </style:style>
    <style:style style:name="P3" style:family="paragraph" style:parent-style-name="Standard" style:list-style-name="L8">
      <style:text-properties officeooo:rsid="00195e11" officeooo:paragraph-rsid="00195e11"/>
    </style:style>
    <style:style style:name="P4" style:family="paragraph" style:parent-style-name="Standard" style:list-style-name="L8">
      <style:text-properties officeooo:rsid="0019c7c0" officeooo:paragraph-rsid="0019c7c0"/>
    </style:style>
    <style:style style:name="P5" style:family="paragraph" style:parent-style-name="Standard">
      <style:text-properties officeooo:rsid="0019c7c0" officeooo:paragraph-rsid="0019c7c0"/>
    </style:style>
    <style:style style:name="P6" style:family="paragraph" style:parent-style-name="Standard">
      <style:text-properties officeooo:rsid="001bb167" officeooo:paragraph-rsid="001bb167"/>
    </style:style>
    <style:style style:name="P7" style:family="paragraph">
      <style:text-properties style:font-name="F" fo:font-size="9pt" style:font-size-asian="9pt" style:font-size-complex="9pt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officeooo:rsid="001906c7"/>
    </style:style>
    <style:style style:name="T2" style:family="text">
      <style:text-properties style:font-name="F"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ANCFIS:</text:p>
      <text:list xml:id="list4019380420519816615" text:style-name="L8">
        <text:list-item>
          <text:p text:style-name="P2"><text:span text:style-name="T1">inputstream</text:span></text:p>
        </text:list-item>
        <text:list-item>
          <text:p text:style-name="P2"><text:span text:style-name="T1">DelayVector</text:span></text:p>
        </text:list-item>
        <text:list-item>
          <text:p text:style-name="P2"><text:span text:style-name="T1">Delay<text:tab/></text:span></text:p>
        </text:list-item>
        <text:list-item>
          <text:p text:style-name="P2"><text:span text:style-name="T1">Mfparam</text:span></text:p>
          <text:list>
            <text:list-item>
              <text:p text:style-name="P3">inputStream</text:p>
            </text:list-item>
          </text:list>
        </text:list-item>
        <text:list-item>
          <text:p text:style-name="P2"><text:span text:style-name="T1">Dimension<text:tab/></text:span></text:p>
          <text:list>
            <text:list-item>
              <text:p text:style-name="P3">DelayVector</text:p>
            </text:list-item>
          </text:list>
        </text:list-item>
        <text:list-item>
          <text:p text:style-name="P2"><text:span text:style-name="T1">BuildNet</text:span></text:p>
          <text:list>
            <text:list-item>
              <text:p text:style-name="P3">inputVecWeight</text:p>
              <text:list>
                <text:list-item>
                  <text:p text:style-name="P4">inputVector</text:p>
                </text:list-item>
                <text:list-item>
                  <text:p text:style-name="P4">FiringStrength</text:p>
                  <text:list>
                    <text:list-item>
                      <text:p text:style-name="P4">mfGrade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6">BuildANCFIS (findWeight)</text:p>
      <text:p text:style-name="P6"/>
      <text:p text:style-name="P6"><draw:custom-shape text:anchor-type="paragraph" draw:z-index="0" draw:style-name="gr1" draw:text-style-name="P8" svg:width="4.62cm" svg:height="1.636cm" svg:x="1.928cm" svg:y="0.145cm"><text:p text:style-name="P7"><text:span text:style-name="T2"><text:s text:c="3"/></text:span><text:span text:style-name="T2">BuildANCFIS (findWeight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"/>
      <text:p text:style-name="P6"><draw:rect text:anchor-type="paragraph" draw:z-index="1" draw:style-name="gr2" draw:text-style-name="P9" svg:width="3.465cm" svg:height="1.902cm" svg:x="2.381cm" svg:y="1.238cm"><text:p text:style-name="P9">GetOrigWindowN</text:p></draw:rect><draw:rect text:anchor-type="paragraph" draw:z-index="2" draw:style-name="gr2" draw:text-style-name="P9" svg:width="3.393cm" svg:height="1.805cm" svg:x="2.454cm" svg:y="3.692cm"><text:p text:style-name="P9">findDV</text:p></draw:rect><draw:rect text:anchor-type="paragraph" draw:z-index="3" draw:style-name="gr2" draw:text-style-name="P9" svg:width="3.343cm" svg:height="2.382cm" svg:x="2.551cm" svg:y="6.124cm"><text:p text:style-name="P9">FindMFparam</text:p></draw:rect><draw:line text:anchor-type="paragraph" draw:z-index="4" draw:style-name="gr3" draw:text-style-name="P9" svg:x1="4.041cm" svg:y1="3.239cm" svg:x2="4.041cm" svg:y2="3.692cm"><text:p/></draw:line><draw:line text:anchor-type="paragraph" draw:z-index="5" draw:style-name="gr3" draw:text-style-name="P9" svg:x1="4.016cm" svg:y1="5.496cm" svg:x2="4.016cm" svg:y2="6.124cm"><text:p/></draw:line><draw:line text:anchor-type="paragraph" draw:z-index="6" draw:style-name="gr3" draw:text-style-name="P9" svg:x1="5.773cm" svg:y1="0.93cm" svg:x2="8.444cm" svg:y2="2.133cm"><text:p/></draw:line><draw:rect text:anchor-type="paragraph" draw:z-index="7" draw:style-name="gr2" draw:text-style-name="P10" svg:width="3.366cm" svg:height="1.853cm" svg:x="8.01cm" svg:y="2.133cm"><text:p text:style-name="P10"><text:span text:style-name="T3">moveWindowbyOneNormal</text:span></text:p></draw:rect><draw:rect text:anchor-type="paragraph" draw:z-index="8" draw:style-name="gr2" draw:text-style-name="P9" svg:width="3.343cm" svg:height="1.588cm" svg:x="8.008cm" svg:y="4.657cm"><text:p text:style-name="P9">getNewDV</text:p></draw:rect><draw:rect text:anchor-type="paragraph" draw:z-index="9" draw:style-name="gr2" draw:text-style-name="P9" svg:width="3.417cm" svg:height="1.611cm" svg:x="7.983cm" svg:y="7.087cm"><text:p text:style-name="P9">UpdateWeight</text:p></draw:rect><draw:line text:anchor-type="paragraph" draw:z-index="10" draw:style-name="gr3" draw:text-style-name="P9" svg:x1="4.064cm" svg:y1="0.806cm" svg:x2="4.087cm" svg:y2="1.362cm"><text:p/></draw:line><draw:line text:anchor-type="paragraph" draw:z-index="11" draw:style-name="gr3" draw:text-style-name="P9" svg:x1="9.693cm" svg:y1="3.985cm" svg:x2="9.693cm" svg:y2="4.779cm"><text:p/></draw:line><draw:line text:anchor-type="paragraph" draw:z-index="12" draw:style-name="gr3" draw:text-style-name="P9" svg:x1="9.788cm" svg:y1="6.244cm" svg:x2="9.813cm" svg:y2="7.08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3:50:53.122481119</meta:creation-date>
    <dc:date>2016-04-06T12:00:02.434084444</dc:date>
    <meta:editing-duration>P12DT22H7M3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7" meta:character-count="169" meta:non-whitespace-character-count="166"/>
  </office:meta>
</office:document-meta>
</file>